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Ultrafine_20_Dashed" svg:stroke-color="#999999" draw:marker-end="Arrowheads_20_3" draw:marker-end-width="0.3cm" draw:fill="none" draw:textarea-vertical-align="middle"/>
    </style:style>
    <style:style style:name="gr3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ffffff" draw:marker-end="Arrow" draw:fill-color="#ffffff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svg:stroke-color="#9999ff" draw:fill="solid" draw:fill-color="#9999ff" draw:auto-grow-height="false" fo:min-height="0.749cm" fo:min-width="0.499cm" fo:wrap-option="no-wrap"/>
    </style:style>
    <style:style style:name="gr7" style:family="graphic" style:parent-style-name="standard">
      <style:graphic-properties svg:stroke-width="0.05cm" svg:stroke-color="#666666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Ultrafine_20_Dashed" svg:stroke-color="#cccccc" draw:marker-start="" draw:marker-end="" draw:fill="solid" draw:fill-color="#cccccc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draw:stroke-dash="Ultrafine_20_Dashed" svg:stroke-color="#999999" draw:marker-start="" draw:marker-end="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Ultrafine_20_Dashed" svg:stroke-width="0.1cm" svg:stroke-color="#9999ff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aecf00" draw:fill-color="#aecf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cm" svg:stroke-color="#99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draw:stroke-dash="Fine_20_Dashed" svg:stroke-width="0.05cm" svg:stroke-color="#008000" draw:marker-start="" draw:marker-start-width="0.275cm" draw:marker-end="Arrowheads_20_3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0.348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.2cm"/>
    </style:style>
    <style:style style:name="gr1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414cm" fo:min-width="0cm"/>
    </style:style>
    <style:style style:name="gr19" style:family="graphic" style:parent-style-name="standard">
      <style:graphic-properties svg:stroke-color="#e6e6e6" draw:fill-color="#e6e6e6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21" style:family="graphic" style:parent-style-name="objectwithoutfill">
      <style:graphic-properties svg:stroke-width="0.05cm" svg:stroke-color="#9999ff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008000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draw:stroke-dash="Ultrafine_20_Dashed" svg:stroke-width="0cm" svg:stroke-color="#999999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svg:stroke-width="0.05cm" svg:stroke-color="#008000" draw:marker-start-width="0.275cm" draw:marker-end="Arrowheads_20_3" draw:marker-end-width="0.3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solid" svg:stroke-color="#999999" draw:marker-end="Arrowheads_20_3" draw:marker-end-width="0.3cm" draw:fill="none" draw:textarea-vertical-align="middle"/>
    </style:style>
    <style:style style:name="gr27" style:family="graphic" style:parent-style-name="standard">
      <style:graphic-properties svg:stroke-color="#80808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>
      <style:text-properties fo:color="#80808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10.5pt" style:font-size-asian="10.5pt" style:font-size-complex="10.5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color="#80808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style:font-size-asian="4pt" style:font-size-complex="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4.90000009536743pt" style:font-size-asian="4.90000009536743pt" style:font-size-complex="4.90000009536743pt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family="'Courier 10 Pitch'" style:font-pitch="fixed" fo:font-size="12pt" style:font-size-asian="12pt" style:font-size-complex="12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7pt" style:font-size-asian="6pt" style:font-size-complex="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80808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808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cm" svg:height="4.4cm" svg:x="1.6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.498cm" svg:y1="13.246cm" svg:x2="6.1cm" svg:y2="3.149cm" draw:start-shape="id1" draw:start-glue-point="7" draw:end-shape="id2" draw:end-glue-point="3" svg:d="m4498 13246c1221 0 420-10097 1602-10097">
          <text:p/>
        </draw:connector>
        <draw:custom-shape draw:style-name="gr3" draw:text-style-name="P2" draw:layer="layout" svg:width="10.1cm" svg:height="1.9cm" svg:x="2.8cm" svg:y="7.2cm">
          <text:p text:style-name="P1"><text:span text:style-name="T1"><text:s text:c="5"/></text:span></text:p>
          <text:p text:style-name="P1"><text:span text:style-name="T1"/></text:p>
          <text:p text:style-name="P1"><text:span text:style-name="T1">facia-tool <text:s text:c="29"/>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-3.568cm" svg:x1="4.498cm" svg:y1="13.246cm" svg:x2="14.2cm" svg:y2="20.699cm" draw:start-shape="id1" draw:end-shape="id3" draw:end-glue-point="3" svg:d="m4498 13246c1944 0-2907 7453 9702 7453">
          <text:p/>
        </draw:connector>
        <draw:custom-shape draw:style-name="gr4" draw:text-style-name="P3" xml:id="id13" draw:id="id13" draw:layer="layout" svg:width="2.402cm" svg:height="2.902cm" svg:x="14.492cm" svg:y="12.191cm">
          <text:p text:style-name="P1"><text:span text:style-name="T2">Pressed</text:span></text:p>
          <text:p text:style-name="P1"><text:span text:style-name="T2">Json</text:span></text:p>
          <text:p text:style-name="P1"><text:span text:style-name="T3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11" draw:id="id11" draw:layer="layout" svg:width="2.402cm" svg:height="2.902cm" svg:x="10.593cm" svg:y="12.192cm">
          <text:p text:style-name="P1"><text:span text:style-name="T2">Pressed</text:span></text:p>
          <text:p text:style-name="P1"><text:span text:style-name="T2">Json</text:span></text:p>
          <text:p text:style-name="P1"><text:span text:style-name="T3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draw:layer="layout" svg:width="2.402cm" svg:height="2.902cm" svg:x="10.394cm" svg:y="11.993cm">
          <text:p text:style-name="P1"><text:span text:style-name="T2">Pressed</text:span></text:p>
          <text:p text:style-name="P1"><text:span text:style-name="T2">Json</text:span></text:p>
          <text:p text:style-name="P1"><text:span text:style-name="T3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xml:id="id6" draw:id="id6" draw:layer="layout" svg:width="2.6cm" svg:height="0.7cm" svg:x="10.1cm" svg:y="8.2cm">
          <text:p text:style-name="P1"><text:span text:style-name="T4">Pres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" draw:id="id2" draw:layer="layout" svg:width="2.6cm" svg:height="1.701cm" svg:x="6.1cm" svg:y="2.299cm">
          <text:p text:style-name="P1"><text:span text:style-name="T4">fronts</text:span></text:p>
          <text:p text:style-name="P1"><text:span text:style-name="T4">edito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5" xml:id="id10" draw:id="id10" draw:layer="layout" svg:width="2.6cm" svg:height="1.702cm" svg:x="2cm" svg:y="2.298cm">
          <text:p text:style-name="P1"><text:span text:style-name="T4">config</text:span></text:p>
          <text:p text:style-name="P1"><text:span text:style-name="T4">edito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3" xml:id="id1" draw:id="id1" draw:layer="layout" svg:width="2.402cm" svg:height="2.902cm" svg:x="2.096cm" svg:y="11.795cm">
          <text:p text:style-name="P1"><text:span text:style-name="T5"/></text:p>
          <text:p text:style-name="P1"><text:span text:style-name="T5"/></text:p>
          <text:p text:style-name="P1"><text:span text:style-name="T5">config</text:span></text:p>
          <text:p text:style-name="P1"><text:span text:style-name="T5">.json</text:span></text:p>
          <text:p text:style-name="P1"><text:span text:style-name="T2"/></text:p>
          <text:p text:style-name="P1"><text:span text:style-name="T6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xml:id="id4" draw:id="id4" draw:layer="layout" svg:width="2.9cm" svg:height="2.4cm" svg:x="13.4cm" svg:y="2cm">
          <text:p text:style-name="P1"><text:span text:style-name="T7">ContentApi</text:span></text:p>
          <text:p text:style-name="P1"><text:span text:style-name="T8"/></text:p>
          <text:p text:style-name="P1"><text:span text:style-name="T7">L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xml:id="id18" draw:id="id18" draw:layer="layout" svg:width="2.8cm" svg:height="2.402cm" svg:x="10cm" svg:y="1.998cm">
          <text:p text:style-name="P1"><text:span text:style-name="T7">ContentApi</text:span></text:p>
          <text:p text:style-name="P1"><text:span text:style-name="T8"/></text:p>
          <text:p text:style-name="P1"><text:span text:style-name="T7">PREVIE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2.402cm" svg:height="2.902cm" svg:x="6.598cm" svg:y="12.197cm">
          <text:p text:style-name="P1"><text:span text:style-name="T9">Collection</text:span></text:p>
          <text:p text:style-name="P1"><text:span text:style-name="T9">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2.402cm" svg:height="2.902cm" svg:x="6.397cm" svg:y="11.996cm">
          <text:p text:style-name="P1"><text:span text:style-name="T9">Collection</text:span></text:p>
          <text:p text:style-name="P1"><text:span text:style-name="T9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2.402cm" svg:height="2.902cm" svg:x="6.197cm" svg:y="11.796cm">
          <text:p text:style-name="P1"><text:span text:style-name="T9">*Collection</text:span></text:p>
          <text:p text:style-name="P1"><text:span text:style-name="T9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xml:id="id7" draw:id="id7" draw:layer="layout" svg:width="2.402cm" svg:height="2.902cm" svg:x="6.598cm" svg:y="12.196cm">
          <text:p text:style-name="P1"><text:span text:style-name="T9">Collection</text:span></text:p>
          <text:p text:style-name="P1"><text:span text:style-name="T9">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2.402cm" svg:height="2.902cm" svg:x="6.397cm" svg:y="11.995cm">
          <text:p text:style-name="P1"><text:span text:style-name="T9">Collection</text:span></text:p>
          <text:p text:style-name="P1"><text:span text:style-name="T9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xml:id="id9" draw:id="id9" draw:layer="layout" svg:width="2.402cm" svg:height="2.902cm" svg:x="6.197cm" svg:y="11.795cm">
          <text:p text:style-name="P1"><text:span text:style-name="T10"/></text:p>
          <text:p text:style-name="P1"><text:span text:style-name="T11">collection</text:span></text:p>
          <text:p text:style-name="P1"><text:span text:style-name="T11">.json</text:span></text:p>
          <text:p text:style-name="P1"><text:span text:style-name="T12"/></text:p>
          <text:p text:style-name="P1"><text:span text:style-name="T12"/></text:p>
          <text:p text:style-name="P1"><text:span text:style-name="T11">DRAFT</text:span></text:p>
          <text:p text:style-name="P1"><text:span text:style-name="T11">&amp; LIV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9" draw:text-style-name="P1" draw:layer="layout" draw:type="curve" svg:x1="14.85cm" svg:y1="4.4cm" svg:x2="11.399cm" svg:y2="5.499cm" draw:start-shape="id4" draw:end-shape="id5" draw:end-glue-point="4" svg:d="m14850 4400c0 825-3451 276-3451 1099">
          <text:p/>
        </draw:connector>
        <draw:connector draw:style-name="gr9" draw:text-style-name="P1" draw:layer="layout" draw:type="curve" draw:line-skew="-1.767cm" svg:x1="4.498cm" svg:y1="13.246cm" svg:x2="11.4cm" svg:y2="8.2cm" draw:start-shape="id1" draw:start-glue-point="7" draw:end-shape="id6" draw:end-glue-point="0" svg:d="m4498 13246c1570 0 1308-2773 2641-4222s4261-1574 4261-824">
          <text:p/>
        </draw:connector>
        <draw:connector draw:style-name="gr9" draw:text-style-name="P1" draw:layer="layout" draw:type="curve" svg:x1="9cm" svg:y1="13.647cm" svg:x2="11.4cm" svg:y2="8.2cm" draw:start-shape="id7" draw:start-glue-point="7" draw:end-shape="id6" draw:end-glue-point="0" svg:d="m9000 13647c826 0 688-2974 1082-4523s1318-1674 1318-924">
          <text:p/>
        </draw:connector>
        <draw:connector draw:style-name="gr10" draw:text-style-name="P1" draw:layer="layout" draw:type="curve" svg:x1="11.4cm" svg:y1="8.9cm" svg:x2="15.296cm" svg:y2="11.794cm" draw:start-shape="id6" draw:start-glue-point="2" draw:end-shape="id8" draw:end-glue-point="4" svg:d="m11400 8900c0 2170 3896 724 3896 2894">
          <text:p/>
        </draw:connector>
        <draw:custom-shape draw:style-name="gr11" draw:text-style-name="P1" xml:id="id12" draw:id="id12" draw:layer="layout" svg:width="3cm" svg:height="2.2cm" svg:x="10.3cm" svg:y="17.9cm">
          <text:p text:style-name="P1"><text:span text:style-name="T1">facia</text:span></text:p>
          <text:p text:style-name="P1"><text:span text:style-name="T13">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3" draw:id="id3" draw:layer="layout" svg:width="3cm" svg:height="2.2cm" svg:x="14.2cm" svg:y="19.599cm">
          <text:p text:style-name="P1"><text:span text:style-name="T1">facia</text:span></text:p>
          <text:p text:style-name="P1"><text:span text:style-name="T13">L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7" draw:id="id17" draw:layer="layout" svg:width="2.402cm" svg:height="2.902cm" svg:x="10.195cm" svg:y="11.794cm">
          <text:p text:style-name="P1"><text:span text:style-name="T3">pressed</text:span></text:p>
          <text:p text:style-name="P1"><text:span text:style-name="T3">.json</text:span></text:p>
          <text:p text:style-name="P1"><text:span text:style-name="T3"/></text:p>
          <text:p text:style-name="P1"><text:span text:style-name="T13">PREVIEW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draw:layer="layout" svg:width="2.402cm" svg:height="2.902cm" svg:x="14.291cm" svg:y="11.99cm">
          <text:p text:style-name="P1"><text:span text:style-name="T2">Pressed</text:span></text:p>
          <text:p text:style-name="P1"><text:span text:style-name="T2">Json</text:span></text:p>
          <text:p text:style-name="P1"><text:span text:style-name="T3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xml:id="id8" draw:id="id8" draw:layer="layout" svg:width="2.402cm" svg:height="2.902cm" svg:x="14.095cm" svg:y="11.794cm">
          <text:p text:style-name="P1"><text:span text:style-name="T3">pressed</text:span></text:p>
          <text:p text:style-name="P1"><text:span text:style-name="T3">.json</text:span></text:p>
          <text:p text:style-name="P1"><text:span text:style-name="T3"/></text:p>
          <text:p text:style-name="P1"><text:span text:style-name="T13">LIV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2" draw:text-style-name="P1" draw:layer="layout" draw:type="curve" svg:x1="7.4cm" svg:y1="4cm" svg:x2="7.398cm" svg:y2="11.795cm" draw:start-shape="id2" draw:start-glue-point="2" draw:end-shape="id9" svg:d="m7400 4000c0 5847-2 1950-2 7795">
          <text:p/>
        </draw:connector>
        <draw:connector draw:style-name="gr12" draw:text-style-name="P1" draw:layer="layout" draw:type="curve" svg:x1="3.3cm" svg:y1="4cm" svg:x2="3.297cm" svg:y2="11.795cm" draw:start-shape="id10" draw:start-glue-point="2" draw:end-shape="id1" draw:end-glue-point="4" svg:d="m3300 4000c0 5829-3 1932-3 7795">
          <text:p/>
        </draw:connector>
        <draw:connector draw:style-name="gr2" draw:text-style-name="P1" draw:layer="layout" draw:type="curve" svg:x1="11.794cm" svg:y1="15.094cm" svg:x2="11.8cm" svg:y2="17.9cm" draw:start-shape="id11" draw:end-shape="id12" draw:end-glue-point="0" svg:d="m11794 15094c0 2106 6 703 6 2806">
          <text:p/>
        </draw:connector>
        <draw:connector draw:style-name="gr2" draw:text-style-name="P1" draw:layer="layout" draw:type="curve" svg:x1="15.693cm" svg:y1="15.093cm" svg:x2="15.7cm" svg:y2="19.599cm" draw:start-shape="id13" draw:start-glue-point="6" draw:end-shape="id3" draw:end-glue-point="0" svg:d="m15693 15093c0 3381 7 1128 7 4506">
          <text:p/>
        </draw:connector>
        <draw:custom-shape draw:style-name="gr6" draw:text-style-name="P5" xml:id="id14" draw:id="id14" draw:layer="layout" svg:width="2.6cm" svg:height="1.901cm" svg:x="10.5cm" svg:y="21.198cm">
          <text:p text:style-name="P1"><text:span text:style-name="T14">/front</text:span></text:p>
          <text:p text:style-name="P1"><text:span text:style-name="T15"/></text:p>
          <text:p text:style-name="P1"><text:span text:style-name="T15">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5" xml:id="id15" draw:id="id15" draw:layer="layout" svg:width="2.6cm" svg:height="1.901cm" svg:x="14.4cm" svg:y="22.597cm">
          <text:p text:style-name="P1"><text:span text:style-name="T14">/front</text:span></text:p>
          <text:p text:style-name="P1"><text:span text:style-name="T16"/></text:p>
          <text:p text:style-name="P1"><text:span text:style-name="T17">LIVE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" draw:text-style-name="P1" draw:layer="layout" draw:type="curve" svg:x1="11.8cm" svg:y1="20.1cm" svg:x2="11.8cm" svg:y2="21.198cm" draw:start-shape="id12" draw:start-glue-point="2" draw:end-shape="id14" draw:end-glue-point="0" svg:d="m11800 20100v1098">
          <text:p/>
        </draw:connector>
        <draw:connector draw:style-name="gr2" draw:text-style-name="P1" draw:layer="layout" draw:type="curve" svg:x1="15.7cm" svg:y1="20.999cm" svg:x2="15.7cm" svg:y2="22.597cm" draw:end-shape="id15" draw:end-glue-point="0" svg:d="m15700 20999v1598">
          <text:p/>
        </draw:connector>
        <draw:custom-shape draw:style-name="gr3" draw:text-style-name="P2" xml:id="id20" draw:id="id20" draw:layer="layout" svg:width="2.599cm" svg:height="1.6cm" svg:x="16.9cm" svg:y="16.5cm">
          <text:p text:style-name="P1"><text:span text:style-name="T18">admin</text:span></text:p>
          <text:p text:style-name="P1"><text:span text:style-name="T19">cr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6.8cm" svg:y1="8.549cm" svg:x2="12.7cm" svg:y2="8.55cm" draw:start-shape="id16" draw:start-glue-point="5" draw:end-shape="id6" draw:end-glue-point="1" svg:d="m16800 8549c-3075 0-1025 1-4100 1">
          <text:p/>
        </draw:connector>
        <draw:connector draw:style-name="gr2" draw:text-style-name="P1" draw:layer="layout" draw:type="curve" draw:line-skew="-1.618cm" svg:x1="4.498cm" svg:y1="13.246cm" svg:x2="10.3cm" svg:y2="19cm" draw:start-shape="id1" draw:end-shape="id12" draw:end-glue-point="3" svg:d="m4498 13246c1944 0-957 5754 5802 5754">
          <text:p/>
        </draw:connector>
        <draw:connector draw:style-name="gr12" draw:text-style-name="P1" draw:layer="layout" draw:type="curve" svg:x1="11.4cm" svg:y1="8.9cm" svg:x2="11.396cm" svg:y2="11.794cm" draw:start-shape="id6" draw:end-shape="id17" svg:d="m11400 8900c0 2170-4 724-4 2894">
          <text:p/>
        </draw:connector>
        <draw:connector draw:style-name="gr2" draw:text-style-name="P1" draw:layer="layout" draw:type="curve" svg:x1="11.4cm" svg:y1="4.4cm" svg:x2="11.399cm" svg:y2="5.499cm" draw:start-shape="id18" draw:start-glue-point="7" draw:end-shape="id5" draw:end-glue-point="4" svg:d="m11400 4400c0 825-1 276-1 1099">
          <text:p/>
        </draw:connector>
        <draw:frame draw:style-name="gr14" draw:text-style-name="P7" draw:layer="layout" svg:width="1.061cm" svg:height="0.763cm" svg:x="1.8cm" svg:y="14.8cm">
          <draw:text-box>
            <text:p><text:span text:style-name="T20">S3</text:span></text:p>
          </draw:text-box>
        </draw:frame>
        <draw:connector draw:style-name="gr2" draw:text-style-name="P1" draw:layer="layout" draw:type="curve" svg:x1="11.4cm" svg:y1="1.998cm" svg:x2="7.4cm" svg:y2="2.299cm" draw:start-shape="id18" draw:start-glue-point="5" draw:end-shape="id2" draw:end-glue-point="0" svg:d="m11400 1998c0-751-4000-902-4000 301">
          <text:p/>
        </draw:connector>
        <draw:frame draw:style-name="gr15" draw:text-style-name="P8" draw:layer="layout" svg:width="0.7cm" svg:height="0.683cm" svg:x="1.7cm" svg:y="22.2cm">
          <draw:text-box>
            <text:p><text:span text:style-name="T21">A</text:span></text:p>
          </draw:text-box>
        </draw:frame>
        <draw:frame draw:style-name="gr16" draw:text-style-name="P8" draw:layer="layout" svg:width="0.7cm" svg:height="0.7cm" svg:x="4.1cm" svg:y="22.2cm">
          <draw:text-box>
            <text:p><text:span text:style-name="T21">B</text:span></text:p>
          </draw:text-box>
        </draw:frame>
        <draw:frame draw:style-name="gr17" draw:text-style-name="P9" draw:layer="layout" svg:width="1.81cm" svg:height="0.7cm" svg:x="2.1cm" svg:y="22.4cm">
          <draw:text-box>
            <text:p><text:span text:style-name="T22">writes to</text:span></text:p>
          </draw:text-box>
        </draw:frame>
        <draw:frame draw:style-name="gr18" draw:text-style-name="P10" draw:layer="layout" svg:width="2.026cm" svg:height="0.664cm" svg:x="2.1cm" svg:y="24.1cm">
          <draw:text-box>
            <text:p><text:span text:style-name="T22">is read by</text:span></text:p>
          </draw:text-box>
        </draw:frame>
        <draw:custom-shape draw:style-name="gr11" draw:text-style-name="P1" draw:layer="layout" svg:width="2.401cm" svg:height="0.802cm" svg:x="1.999cm" svg:y="18.998cm">
          <text:p text:style-name="P1"><text:span text:style-name="T23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1.301cm" svg:height="0.803cm" svg:x="1.999cm" svg:y="20.997cm">
          <text:p text:style-name="P1"><text:span text:style-name="T24">UI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9" draw:text-style-name="P1" draw:layer="layout" svg:width="2.401cm" svg:height="0.802cm" svg:x="1.998cm" svg:y="19.997cm">
          <text:p text:style-name="P1"><text:span text:style-name="T2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9" draw:layer="layout" svg:width="1.696cm" svg:height="0.7cm" svg:x="2.1cm" svg:y="23.3cm">
          <draw:text-box>
            <text:p><text:span text:style-name="T22">invokes</text:span></text:p>
          </draw:text-box>
        </draw:frame>
        <draw:connector draw:style-name="gr21" draw:text-style-name="P1" draw:layer="layout" draw:type="curve" svg:x1="2.275cm" svg:y1="22.488cm" svg:x2="4.275cm" svg:y2="22.488cm" svg:d="m2275 22488h2000">
          <text:p/>
        </draw:connector>
        <draw:frame draw:style-name="gr15" draw:text-style-name="P8" draw:layer="layout" svg:width="0.7cm" svg:height="0.683cm" svg:x="1.7cm" svg:y="23.1cm">
          <draw:text-box>
            <text:p><text:span text:style-name="T21">A</text:span></text:p>
          </draw:text-box>
        </draw:frame>
        <draw:frame draw:style-name="gr16" draw:text-style-name="P8" draw:layer="layout" svg:width="0.7cm" svg:height="0.7cm" svg:x="4.1cm" svg:y="23.1cm">
          <draw:text-box>
            <text:p><text:span text:style-name="T21">B</text:span></text:p>
          </draw:text-box>
        </draw:frame>
        <draw:connector draw:style-name="gr22" draw:text-style-name="P1" draw:layer="layout" draw:type="curve" svg:x1="2.275cm" svg:y1="23.388cm" svg:x2="4.275cm" svg:y2="23.388cm" svg:d="m2275 23388h2000">
          <text:p/>
        </draw:connector>
        <draw:frame draw:style-name="gr15" draw:text-style-name="P8" draw:layer="layout" svg:width="0.7cm" svg:height="0.683cm" svg:x="1.7cm" svg:y="23.9cm">
          <draw:text-box>
            <text:p><text:span text:style-name="T21">A</text:span></text:p>
          </draw:text-box>
        </draw:frame>
        <draw:frame draw:style-name="gr16" draw:text-style-name="P8" draw:layer="layout" svg:width="0.7cm" svg:height="0.7cm" svg:x="4.1cm" svg:y="23.9cm">
          <draw:text-box>
            <text:p><text:span text:style-name="T21">B</text:span></text:p>
          </draw:text-box>
        </draw:frame>
        <draw:connector draw:style-name="gr23" draw:text-style-name="P1" draw:layer="layout" draw:type="curve" svg:x1="2.275cm" svg:y1="24.188cm" svg:x2="4.275cm" svg:y2="24.188cm" svg:d="m2275 24188h2000">
          <text:p/>
        </draw:connector>
        <draw:custom-shape draw:style-name="gr5" draw:text-style-name="P12" xml:id="id19" draw:id="id19" draw:layer="layout" svg:width="4.7cm" svg:height="0.7cm" svg:x="3cm" svg:y="7.4cm">
          <text:p text:style-name="P1"><text:span text:style-name="T25">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curve" svg:x1="7.7cm" svg:y1="7.75cm" svg:x2="10.1cm" svg:y2="8.55cm" draw:start-shape="id19" draw:start-glue-point="1" draw:end-shape="id6" draw:end-glue-point="3" svg:d="m7700 7750c1801 0 602 800 2400 800">
          <text:p/>
        </draw:connector>
        <draw:connector draw:style-name="gr12" draw:text-style-name="P1" draw:layer="layout" draw:type="curve" svg:x1="18.199cm" svg:y1="16.5cm" svg:x2="18.2cm" svg:y2="9.098cm" draw:start-shape="id20" draw:start-glue-point="0" draw:end-shape="id16" draw:end-glue-point="6" svg:d="m18199 16500c0-5550 1-1849 1-7402">
          <text:p/>
        </draw:connector>
        <draw:connector draw:style-name="gr25" draw:text-style-name="P1" draw:layer="layout" draw:type="curve" draw:line-skew="-4.267cm" svg:x1="4.498cm" svg:y1="13.246cm" svg:x2="16.9cm" svg:y2="17.3cm" draw:start-shape="id1" draw:start-glue-point="7" draw:end-shape="id20" draw:end-glue-point="3" svg:d="m4498 13246c2919 0-3282 4054 12402 4054">
          <text:p/>
        </draw:connector>
        <draw:connector draw:style-name="gr26" draw:text-style-name="P1" draw:layer="layout" draw:type="curve" svg:x1="11.399cm" svg:y1="6.597cm" svg:x2="11.4cm" svg:y2="8.2cm" draw:start-shape="id5" draw:start-glue-point="6" draw:end-shape="id6" draw:end-glue-point="0" svg:d="m11399 6597c0 1204 1 403 1 1603">
          <text:p/>
        </draw:connector>
        <draw:custom-shape draw:style-name="gr27" draw:text-style-name="P13" xml:id="id16" draw:id="id16" draw:layer="layout" svg:width="2.8cm" svg:height="1.098cm" svg:x="16.8cm" svg:y="8cm">
          <text:p text:style-name="P1"><text:span text:style-name="T26">SNS/SQS <text:s text:c="2"/>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13" xml:id="id5" draw:id="id5" draw:layer="layout" svg:width="2.8cm" svg:height="1.098cm" svg:x="9.999cm" svg:y="5.499cm">
          <text:p text:style-name="P1"><text:span text:style-name="T26">mem</text:span></text:p>
          <text:p text:style-name="P1"><text:span text:style-name="T26">cached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676 14800" svg:d="m1500 0 1500 3000h-3000zm-6000 12447-1176 2353h2353z"/>
    <draw:marker draw:name="Arrowheads_20_3" draw:display-name="Arrowheads 3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an </meta:initial-creator>
    <meta:creation-date>2014-05-24T16:26:21</meta:creation-date>
    <dc:date>2014-06-03T13:44:42</dc:date>
    <meta:editing-duration>PT13H11M45S</meta:editing-duration>
    <meta:editing-cycles>155</meta:editing-cycles>
    <meta:generator>LibreOffice/3.5$Linux_X86_64 LibreOffice_project/350m1$Build-2</meta:generator>
    <meta:document-statistic meta:object-count="65"/>
  </office:meta>
</office:document-meta>
</file>